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MT" svg:font-family="'Arial MT'" style:font-family-generic="swiss"/>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0" style:family="table">
      <style:table-properties style:width="17cm" fo:margin-left="0.309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P1" style:family="paragraph" style:parent-style-name="Heading_20_1">
      <style:text-properties officeooo:paragraph-rsid="000dd245"/>
    </style:style>
    <style:style style:name="P2" style:family="paragraph" style:parent-style-name="Text_20_body">
      <style:paragraph-properties fo:margin-left="0.309cm" fo:margin-right="0.776cm" fo:margin-top="0.201cm" fo:margin-bottom="0cm" style:contextual-spacing="false" fo:text-align="justify" style:justify-single-word="false"/>
      <style:text-properties officeooo:paragraph-rsid="000dd245"/>
    </style:style>
    <style:style style:name="P3" style:family="paragraph" style:parent-style-name="Heading_20_1">
      <style:paragraph-properties fo:margin-top="0.201cm" fo:margin-bottom="0.095cm" style:contextual-spacing="false"/>
      <style:text-properties fo:letter-spacing="-0.004cm" officeooo:paragraph-rsid="000dd245"/>
    </style:style>
    <style:style style:name="P4" style:family="paragraph" style:parent-style-name="Table_20_Paragraph">
      <style:paragraph-properties fo:margin-left="0.097cm" fo:margin-right="0cm" fo:margin-top="0.099cm" fo:margin-bottom="0cm" style:contextual-spacing="false"/>
      <style:text-properties officeooo:paragraph-rsid="000dd245"/>
    </style:style>
    <style:style style:name="P5" style:family="paragraph" style:parent-style-name="Table_20_Paragraph">
      <style:paragraph-properties fo:margin-left="0.095cm" fo:margin-right="0cm" fo:margin-top="0.099cm" fo:margin-bottom="0cm" style:contextual-spacing="false"/>
      <style:text-properties officeooo:paragraph-rsid="000dd245"/>
    </style:style>
    <style:style style:name="P6" style:family="paragraph" style:parent-style-name="Table_20_Paragraph">
      <style:paragraph-properties fo:margin-left="0.097cm" fo:margin-right="0.212cm" fo:margin-top="0.099cm" fo:margin-bottom="0cm" style:contextual-spacing="false"/>
      <style:text-properties officeooo:paragraph-rsid="000dd245"/>
    </style:style>
    <style:style style:name="P7" style:family="paragraph" style:parent-style-name="Table_20_Paragraph">
      <style:paragraph-properties fo:margin-left="0.097cm" fo:margin-right="0cm" fo:margin-top="0.101cm" fo:margin-bottom="0cm" style:contextual-spacing="false"/>
      <style:text-properties officeooo:paragraph-rsid="000dd245"/>
    </style:style>
    <style:style style:name="P8" style:family="paragraph" style:parent-style-name="Table_20_Paragraph">
      <style:paragraph-properties fo:margin-left="0.095cm" fo:margin-right="0cm" fo:margin-top="0.101cm" fo:margin-bottom="0cm" style:contextual-spacing="false"/>
      <style:text-properties officeooo:paragraph-rsid="000dd245"/>
    </style:style>
    <style:style style:name="P9" style:family="paragraph" style:parent-style-name="Table_20_Paragraph">
      <style:paragraph-properties fo:margin-left="0.095cm" fo:margin-right="1.334cm" fo:margin-top="0.101cm" fo:margin-bottom="0cm" style:contextual-spacing="false" fo:text-align="justify" style:justify-single-word="false"/>
      <style:text-properties officeooo:paragraph-rsid="000dd245"/>
    </style:style>
    <style:style style:name="P10" style:family="paragraph" style:parent-style-name="Table_20_Paragraph">
      <style:paragraph-properties fo:margin-left="0.097cm" fo:margin-right="0.45cm" fo:margin-top="0.101cm" fo:margin-bottom="0cm" style:contextual-spacing="false" fo:text-align="justify" style:justify-single-word="false"/>
      <style:text-properties officeooo:paragraph-rsid="000dd245"/>
    </style:style>
    <style:style style:name="P11" style:family="paragraph" style:parent-style-name="Table_20_Paragraph">
      <style:paragraph-properties fo:margin-left="0.095cm" fo:margin-right="1.355cm" fo:margin-top="0.101cm" fo:margin-bottom="0cm" style:contextual-spacing="false"/>
      <style:text-properties officeooo:paragraph-rsid="000dd245"/>
    </style:style>
    <style:style style:name="P12" style:family="paragraph" style:parent-style-name="Table_20_Paragraph">
      <style:paragraph-properties fo:margin-left="0.095cm" fo:margin-right="0cm"/>
      <style:text-properties officeooo:paragraph-rsid="000dd245"/>
    </style:style>
    <style:style style:name="P13" style:family="paragraph" style:parent-style-name="Table_20_Paragraph">
      <style:paragraph-properties fo:margin-left="0.095cm" fo:margin-right="1.325cm" fo:margin-top="0.101cm" fo:margin-bottom="0cm" style:contextual-spacing="false"/>
      <style:text-properties officeooo:paragraph-rsid="000dd245"/>
    </style:style>
    <style:style style:name="P14" style:family="paragraph" style:parent-style-name="Table_20_Paragraph">
      <style:paragraph-properties fo:margin-left="0.097cm" fo:margin-right="0.212cm" fo:margin-top="0.101cm" fo:margin-bottom="0cm" style:contextual-spacing="false"/>
      <style:text-properties officeooo:paragraph-rsid="000dd245"/>
    </style:style>
    <style:style style:name="P15" style:family="paragraph" style:parent-style-name="Table_20_Paragraph">
      <style:paragraph-properties fo:margin-left="0.095cm" fo:margin-right="0.277cm" fo:margin-top="0.101cm" fo:margin-bottom="0cm" style:contextual-spacing="false"/>
      <style:text-properties officeooo:paragraph-rsid="000dd245"/>
    </style:style>
    <style:style style:name="P16" style:family="paragraph" style:parent-style-name="Text_20_body">
      <style:paragraph-properties fo:margin-left="0.309cm" fo:margin-right="0cm" fo:margin-top="0.101cm" fo:margin-bottom="0cm" style:contextual-spacing="false"/>
      <style:text-properties fo:letter-spacing="-0.004cm" officeooo:paragraph-rsid="000dd245"/>
    </style:style>
    <style:style style:name="P17" style:family="paragraph" style:parent-style-name="List_20_Paragraph" style:list-style-name="WWNum2">
      <style:paragraph-properties fo:margin-left="1.579cm" fo:margin-right="0cm" fo:margin-top="0.201cm" fo:margin-bottom="0cm" style:contextual-spacing="false" fo:line-height="100%" fo:text-align="start" style:justify-single-word="false" fo:text-indent="-0.635cm" style:auto-text-indent="false">
        <style:tab-stops>
          <style:tab-stop style:position="1.579cm"/>
        </style:tab-stops>
      </style:paragraph-properties>
      <style:text-properties officeooo:paragraph-rsid="000dd245"/>
    </style:style>
    <style:style style:name="P18" style:family="paragraph" style:parent-style-name="List_20_Paragraph" style:list-style-name="WWNum2">
      <style:paragraph-properties fo:margin-left="1.58cm" fo:margin-right="0.783cm" fo:margin-top="0.201cm" fo:margin-bottom="0cm" style:contextual-spacing="false" fo:line-height="100%" fo:text-align="start" style:justify-single-word="false" fo:text-indent="-0.635cm" style:auto-text-indent="false">
        <style:tab-stops>
          <style:tab-stop style:position="1.58cm"/>
        </style:tab-stops>
      </style:paragraph-properties>
      <style:text-properties officeooo:paragraph-rsid="000dd245"/>
    </style:style>
    <style:style style:name="P19" style:family="paragraph" style:parent-style-name="List_20_Paragraph" style:list-style-name="WWNum2">
      <style:paragraph-properties fo:margin-left="0.309cm" fo:margin-right="7.354cm" fo:margin-top="0.201cm" fo:margin-bottom="0cm" style:contextual-spacing="false" fo:line-height="138%" fo:text-align="start" style:justify-single-word="false" fo:text-indent="0.635cm" style:auto-text-indent="false">
        <style:tab-stops>
          <style:tab-stop style:position="1.579cm"/>
        </style:tab-stops>
      </style:paragraph-properties>
      <style:text-properties officeooo:paragraph-rsid="000dd245"/>
    </style:style>
    <style:style style:name="P20" style:family="paragraph" style:parent-style-name="Text_20_body">
      <style:paragraph-properties fo:margin-top="0.176cm" fo:margin-bottom="0cm" style:contextual-spacing="false"/>
      <style:text-properties fo:color="#3465a4" loext:opacity="100%" officeooo:rsid="0047a13c" officeooo:paragraph-rsid="000dd245"/>
    </style:style>
    <style:style style:name="P21" style:family="paragraph" style:parent-style-name="Text_20_body">
      <style:paragraph-properties fo:margin-top="0.176cm" fo:margin-bottom="0cm" style:contextual-spacing="false"/>
      <style:text-properties fo:color="#3465a4" loext:opacity="100%" officeooo:rsid="00488d8f" officeooo:paragraph-rsid="000dd245"/>
    </style:style>
    <style:style style:name="T1" style:family="text">
      <style:text-properties fo:letter-spacing="-0.018cm"/>
    </style:style>
    <style:style style:name="T2" style:family="text">
      <style:text-properties fo:font-size="12pt" fo:font-weight="bold" style:font-size-asian="12pt" style:font-weight-asian="bold"/>
    </style:style>
    <style:style style:name="T3" style:family="text">
      <style:text-properties fo:font-size="12pt" fo:letter-spacing="-0.004cm"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07cm" fo:font-weight="bold" style:font-size-asian="12pt" style:font-weight-asian="bold"/>
    </style:style>
    <style:style style:name="T6" style:family="text">
      <style:text-properties fo:font-size="12pt" style:font-size-asian="12pt"/>
    </style:style>
    <style:style style:name="T7" style:family="text">
      <style:text-properties fo:font-size="12pt" fo:letter-spacing="-0.007cm" style:font-size-asian="12pt"/>
    </style:style>
    <style:style style:name="T8" style:family="text">
      <style:text-properties fo:font-size="12pt" fo:letter-spacing="-0.004cm" style:font-size-asian="12pt"/>
    </style:style>
    <style:style style:name="T9" style:family="text">
      <style:text-properties fo:font-size="12pt" fo:letter-spacing="-0.009cm" style:font-size-asian="12pt"/>
    </style:style>
    <style:style style:name="T10" style:family="text">
      <style:text-properties fo:font-size="12pt" fo:letter-spacing="-0.011cm" style:font-size-asian="12pt"/>
    </style:style>
    <style:style style:name="T11" style:family="text">
      <style:text-properties fo:font-size="12pt" fo:letter-spacing="-0.018cm" style:font-size-asian="12pt"/>
    </style:style>
    <style:style style:name="T12" style:family="text">
      <style:text-properties fo:font-size="12pt" fo:letter-spacing="-0.014cm" style:font-size-asian="12pt"/>
    </style:style>
    <style:style style:name="T13" style:family="text">
      <style:text-properties fo:font-size="12pt" fo:letter-spacing="-0.012cm" style:font-size-asian="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EJERCICIO<text:span text:style-name="T1"> 9</text:span></text:h>
      <text:p text:style-name="P2">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3"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4" loext:marker-style-name="T2"><text:span text:style-name="T3">Num_exp</text:span></text:p>
          </table:table-cell>
          <table:table-cell table:style-name="Tabla10.A1" office:value-type="string">
            <text:p text:style-name="P4" loext:marker-style-name="T2"><text:span text:style-name="T3">Nombre</text:span></text:p>
          </table:table-cell>
          <table:table-cell table:style-name="Tabla10.A1" office:value-type="string">
            <text:p text:style-name="P4" loext:marker-style-name="T2"><text:span text:style-name="T3">Num_Hab</text:span></text:p>
          </table:table-cell>
          <table:table-cell table:style-name="Tabla10.A1" office:value-type="string">
            <text:p text:style-name="P5" loext:marker-style-name="T2"><text:span text:style-name="T3">Telef.</text:span></text:p>
          </table:table-cell>
          <table:table-cell table:style-name="Tabla10.A1" office:value-type="string">
            <text:p text:style-name="P5" loext:marker-style-name="T2"><text:span text:style-name="T3">Cod_Asig</text:span></text:p>
          </table:table-cell>
          <table:table-cell table:style-name="Tabla10.A1" office:value-type="string">
            <text:p text:style-name="P6" loext:marker-style-name="T2"><text:span text:style-name="T3">Nom_asi </text:span><text:span text:style-name="T4">g</text:span></text:p>
          </table:table-cell>
          <table:table-cell table:style-name="Tabla10.A1" office:value-type="string">
            <text:p text:style-name="P5" loext:marker-style-name="T2"><text:span text:style-name="T3">Conv.</text:span></text:p>
          </table:table-cell>
          <table:table-cell table:style-name="Tabla10.A1" office:value-type="string">
            <text:p text:style-name="P5" loext:marker-style-name="T2"><text:span text:style-name="T5">Nota</text:span></text:p>
          </table:table-cell>
        </table:table-row>
        <table:table-row table:style-name="Tabla10.2">
          <table:table-cell table:style-name="Tabla10.A2" office:value-type="string">
            <text:p text:style-name="P7" loext:marker-style-name="T6"><text:span text:style-name="T7">3215</text:span></text:p>
          </table:table-cell>
          <table:table-cell table:style-name="Tabla10.B2" office:value-type="string">
            <text:p text:style-name="P7" loext:marker-style-name="T6"><text:span text:style-name="T8">Axterix</text:span></text:p>
          </table:table-cell>
          <table:table-cell table:style-name="Tabla10.C2" office:value-type="string">
            <text:p text:style-name="P7" loext:marker-style-name="T6"><text:span text:style-name="T9">125</text:span></text:p>
          </table:table-cell>
          <table:table-cell table:style-name="Tabla10.D2" office:value-type="string">
            <text:p text:style-name="P8" loext:marker-style-name="T6"><text:span text:style-name="T7">2136</text:span></text:p>
          </table:table-cell>
          <table:table-cell table:style-name="Tabla10.E2" office:value-type="string">
            <text:p text:style-name="P9" loext:marker-style-name="T6"><text:span text:style-name="T10">ALG </text:span><text:span text:style-name="T7">CAL </text:span><text:span text:style-name="T9">CAL</text:span></text:p>
          </table:table-cell>
          <table:table-cell table:style-name="Tabla10.F2" office:value-type="string">
            <text:p text:style-name="P10" loext:marker-style-name="T6"><text:span text:style-name="T7">Álgebra </text:span><text:span text:style-name="T8">Cálculo Cálculo</text:span></text:p>
          </table:table-cell>
          <table:table-cell table:style-name="Tabla10.G2" office:value-type="string">
            <text:p text:style-name="P11" loext:marker-style-name="T6"><text:span text:style-name="T8">Junio Junio</text:span></text:p>
            <text:p text:style-name="P12" loext:marker-style-name="T6"><text:span text:style-name="T8">Septiembre</text:span></text:p>
          </table:table-cell>
          <table:table-cell table:style-name="Tabla10.H2" office:value-type="string">
            <text:p text:style-name="P8" loext:marker-style-name="T6"><text:span text:style-name="T11">6</text:span></text:p>
            <text:p text:style-name="P12" loext:marker-style-name="T6"><text:span text:style-name="T11">4</text:span></text:p>
            <text:p text:style-name="P12" loext:marker-style-name="T6"><text:span text:style-name="T11">5</text:span></text:p>
          </table:table-cell>
        </table:table-row>
        <table:table-row table:style-name="Tabla10.3">
          <table:table-cell table:style-name="Tabla10.A3" office:value-type="string">
            <text:p text:style-name="P7" loext:marker-style-name="T6"><text:span text:style-name="T7">3256</text:span></text:p>
          </table:table-cell>
          <table:table-cell table:style-name="Tabla10.B3" office:value-type="string">
            <text:p text:style-name="P7" loext:marker-style-name="T6"><text:span text:style-name="T8">Obelix</text:span></text:p>
          </table:table-cell>
          <table:table-cell table:style-name="Tabla10.C3" office:value-type="string">
            <text:p text:style-name="P7" loext:marker-style-name="T6"><text:span text:style-name="T9">205</text:span></text:p>
          </table:table-cell>
          <table:table-cell table:style-name="Tabla10.D3" office:value-type="string">
            <text:p text:style-name="P8" loext:marker-style-name="T6"><text:span text:style-name="T7">2369</text:span></text:p>
          </table:table-cell>
          <table:table-cell table:style-name="Tabla10.E3" office:value-type="string">
            <text:p text:style-name="P13" loext:marker-style-name="T6"><text:span text:style-name="T10">ALG ALG</text:span></text:p>
          </table:table-cell>
          <table:table-cell table:style-name="Tabla10.F3" office:value-type="string">
            <text:p text:style-name="P14" loext:marker-style-name="T6"><text:span text:style-name="T7">Álgebra Álgebra</text:span></text:p>
          </table:table-cell>
          <table:table-cell table:style-name="Tabla10.G3" office:value-type="string">
            <text:p text:style-name="P15" loext:marker-style-name="T6"><text:span text:style-name="T8">Junio Septiembre</text:span></text:p>
          </table:table-cell>
          <table:table-cell table:style-name="Tabla10.H3" office:value-type="string">
            <text:p text:style-name="P8" loext:marker-style-name="T6"><text:span text:style-name="T11">4</text:span></text:p>
            <text:p text:style-name="P12" loext:marker-style-name="T6"><text:span text:style-name="T11">5</text:span></text:p>
          </table:table-cell>
        </table:table-row>
      </table:table>
      <text:p text:style-name="P16">Notas:</text:p>
      <text:list text:style-name="WWNum2">
        <text:list-item>
          <text:p text:style-name="P17" loext:marker-style-name="T6"><text:span text:style-name="T6">A</text:span><text:span text:style-name="T12"> </text:span><text:span text:style-name="T6">los</text:span><text:span text:style-name="T13"> </text:span><text:span text:style-name="T6">alumnos</text:span><text:span text:style-name="T13"> </text:span><text:span text:style-name="T6">se</text:span><text:span text:style-name="T13"> </text:span><text:span text:style-name="T6">les</text:span><text:span text:style-name="T13"> </text:span><text:span text:style-name="T6">identifica</text:span><text:span text:style-name="T13"> </text:span><text:span text:style-name="T6">mediante</text:span><text:span text:style-name="T13"> </text:span><text:span text:style-name="T6">el</text:span><text:span text:style-name="T13"> </text:span><text:span text:style-name="T6">número</text:span><text:span text:style-name="T13"> </text:span><text:span text:style-name="T6">de</text:span><text:span text:style-name="T13"> </text:span><text:span text:style-name="T6">expediente</text:span><text:span text:style-name="T13"> </text:span><text:span text:style-name="T8">(num_exp)</text:span></text:p>
        </text:list-item>
        <text:list-item>
          <text:p text:style-name="P18" loext:marker-style-name="T6"><text:span text:style-name="T6">La habitación asignada a los alumnos se almacena en el atributo num_hab, la cual dispone de un número de teléfono, telef</text:span></text:p>
        </text:list-item>
        <text:list-item>
          <text:p text:style-name="P19" loext:marker-style-name="T6"><text:span text:style-name="T6">A</text:span><text:span text:style-name="T12"> </text:span><text:span text:style-name="T6">las</text:span><text:span text:style-name="T12"> </text:span><text:span text:style-name="T6">asignaturas</text:span><text:span text:style-name="T12"> </text:span><text:span text:style-name="T6">se</text:span><text:span text:style-name="T12"> </text:span><text:span text:style-name="T6">les</text:span><text:span text:style-name="T12"> </text:span><text:span text:style-name="T6">identifica</text:span><text:span text:style-name="T12"> </text:span><text:span text:style-name="T6">mediante</text:span><text:span text:style-name="T12"> </text:span><text:span text:style-name="T6">su</text:span><text:span text:style-name="T12"> </text:span><text:span text:style-name="T6">código. La clave principal de la tabla es NUM_EXP</text:span></text:p>
        </text:list-item>
      </text:list>
      <text:p text:style-name="P20">1FN</text:p>
      <text:p text:style-name="P20">ALUMNO (#num_exp, nombre, num_hab, tfno)</text:p>
      <text:p text:style-name="P20">ASIGNATURAS (#num_exp, #cod_asignatura, nombre_asignatura, #convocatoria, nota)</text:p>
      <text:p text:style-name="P20">2FN</text:p>
      <text:p text:style-name="P20">ASIGNATURAS (#cod_asignatura, nombre_asign)</text:p>
      <text:p text:style-name="P20">NOTAS (#num_exp, #cod_asig, #año, nota)</text:p>
      <text:p text:style-name="P20"/>
      <text:p text:style-name="P21">3FN→ Ya es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MT" svg:font-family="'Arial MT'" style:font-family-generic="swiss"/>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top="0.092cm" fo:margin-bottom="0cm" style:contextual-spacing="false"/>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List_20_Paragraph" style:display-name="List Paragraph" style:family="paragraph" style:parent-style-name="Standard">
      <style:paragraph-properties fo:margin-left="1.58cm" fo:text-indent="-0.637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ListLabel_20_1" style:display-name="ListLabel 1" style:family="text">
      <style:text-properties style:font-name="Calibri1" fo:font-family="Calibri" style:font-family-generic="swiss" style:font-pitch="variable" fo:font-size="12pt" fo:language="es" fo:country="ES" fo:font-style="normal" fo:font-weight="normal" style:font-name-asian="Arial MT1" style:font-family-asian="'Arial MT'" style:font-family-generic-asian="system" style:font-pitch-asian="variable" style:font-size-asian="12pt" style:language-asian="en" style:country-asian="US" style:font-style-asian="normal" style:font-weight-asian="normal" style:font-name-complex="Arial MT1"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8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235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8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53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8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8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78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1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7T17:42:14.073000000</meta:creation-date>
    <dc:date>2024-11-27T17:42:17.744000000</dc:date>
    <meta:editing-duration>PT3S</meta:editing-duration>
    <meta:editing-cycles>1</meta:editing-cycles>
    <meta:document-statistic meta:table-count="1" meta:image-count="0" meta:object-count="0" meta:page-count="1" meta:paragraph-count="42" meta:word-count="161" meta:character-count="1031" meta:non-whitespace-character-count="915"/>
    <meta:generator>LibreOffice/24.8.0.3$Windows_X86_64 LibreOffice_project/0bdf1299c94fe897b119f97f3c613e9dca6be583</meta:generator>
  </office:meta>
</office:document-meta>
</file>